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PageContextTests.removeAttributeWithNoScopeSpecifiedRemovesValueFromAllSco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ockPageContextTests.setAttributeWithNoScopeUsesPageSco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